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1bj1">
        <table:table-row>
          <table:table-cell office:value-type="string">
            <text:p>1bj1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18">
            <text:p>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9">
            <text:p>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9">
            <text:p>79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20">
            <text:p>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21">
            <text:p>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6">
            <text:p>2.7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8">
            <text:p>78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22">
            <text:p>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69">
            <text:p>3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2">
            <text:p>7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23">
            <text:p>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6">
            <text:p>76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24">
            <text:p>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66">
            <text:p>66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25">
            <text:p>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69">
            <text:p>69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26">
            <text:p>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69">
            <text:p>3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7">
            <text:p>77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27">
            <text:p>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28">
            <text:p>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0">
            <text:p>7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29">
            <text:p>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5">
            <text:p>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67">
            <text:p>67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  <table:table-cell office:value-type="float" office:value="30">
            <text:p>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69">
            <text:p>3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80">
            <text:p>80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  <table:table-cell office:value-type="float" office:value="31">
            <text:p>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2">
            <text:p>1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65">
            <text:p>6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32">
            <text:p>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3">
            <text:p>7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33">
            <text:p>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34">
            <text:p>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5">
            <text:p>1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68">
            <text:p>6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35">
            <text:p>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69">
            <text:p>3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bj1</text:p>
          </table:table-cell>
          <table:table-cell office:value-type="string">
            <text:p>W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</table:table>
      <table:table table:name="1cz8">
        <table:table-row>
          <table:table-cell office:value-type="string">
            <text:p>1cz8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37">
            <text:p>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V</text:p>
          </table:table-cell>
          <table:table-cell office:value-type="float" office:value="7">
            <text:p>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38">
            <text:p>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9">
            <text:p>79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39">
            <text:p>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5">
            <text:p>1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67">
            <text:p>2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8">
            <text:p>78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41">
            <text:p>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2">
            <text:p>7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42">
            <text:p>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6">
            <text:p>76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43">
            <text:p>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6">
            <text:p>66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44">
            <text:p>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9">
            <text:p>69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7">
            <text:p>77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46">
            <text:p>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6">
            <text:p>1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47">
            <text:p>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0">
            <text:p>7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48">
            <text:p>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7">
            <text:p>67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  <table:table-cell office:value-type="float" office:value="49">
            <text:p>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80">
            <text:p>80</text:p>
          </table:table-cell>
          <table:table-cell office:value-type="string">
            <text:p>ALA</text:p>
          </table:table-cell>
          <table:table-cell office:value-type="string">
            <text:p>MET</text:p>
          </table:table-cell>
          <table:table-cell office:value-type="float" office:value="50">
            <text:p>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5">
            <text:p>6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1">
            <text:p>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5">
            <text:p>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3">
            <text:p>7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2">
            <text:p>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53">
            <text:p>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6">
            <text:p>1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68">
            <text:p>6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54">
            <text:p>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cz8</text:p>
          </table:table-cell>
          <table:table-cell office:value-type="string">
            <text:p>W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55">
            <text:p>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4">
            <text:p>1.94</text:p>
          </table:table-cell>
          <table:table-cell office:value-type="string">
            <text:p>DDG</text:p>
          </table:table-cell>
        </table:table-row>
      </table:table>
      <table:table table:name="1dqj"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56">
            <text:p>5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7">
            <text:p>57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6">
            <text:p>6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8">
            <text:p>58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3">
            <text:p>5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59">
            <text:p>59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1">
            <text:p>5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0">
            <text:p>60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">
            <text:p>2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1">
            <text:p>61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2">
            <text:p>62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3">
            <text:p>63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64">
            <text:p>64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8">
            <text:p>5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65">
            <text:p>65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2">
            <text:p>3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66">
            <text:p>6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6">
            <text:p>3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7">
            <text:p>67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5">
            <text:p>3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8">
            <text:p>68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9">
            <text:p>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0">
            <text:p>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1">
            <text:p>6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1">
            <text:p>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5">
            <text:p>3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74">
            <text:p>74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72">
            <text:p>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73">
            <text:p>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">
            <text:p>0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4">
            <text:p>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75">
            <text:p>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76">
            <text:p>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77">
            <text:p>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62">
            <text:p>62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78">
            <text:p>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C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79">
            <text:p>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3">
            <text:p>3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0">
            <text:p>8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81">
            <text:p>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9">
            <text:p>4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2">
            <text:p>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5">
            <text:p>5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3">
            <text:p>8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9">
            <text:p>6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4">
            <text:p>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85">
            <text:p>8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86">
            <text:p>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">
            <text:p>4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7">
            <text:p>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8">
            <text:p>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">
            <text:p>2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qj</text:p>
          </table:table-cell>
          <table:table-cell office:value-type="string">
            <text:p>A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9">
            <text:p>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  <table:table-cell office:value-type="string">
            <text:p>DDG</text:p>
          </table:table-cell>
        </table:table-row>
      </table:table>
      <table:table table:name="1mhp"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201">
            <text:p>20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5">
            <text:p>-0.8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202">
            <text:p>20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95">
            <text:p>-0.9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  <table:table-cell office:value-type="float" office:value="203">
            <text:p>20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4">
            <text:p>-0.1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  <table:table-cell office:value-type="float" office:value="204">
            <text:p>20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4">
            <text:p>0.0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205">
            <text:p>20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206">
            <text:p>20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07">
            <text:p>20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3">
            <text:p>1.4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08">
            <text:p>20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  <table:table-cell office:value-type="float" office:value="209">
            <text:p>20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  <table:table-cell office:value-type="float" office:value="210">
            <text:p>21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ILE</text:p>
          </table:table-cell>
          <table:table-cell office:value-type="string">
            <text:p>THR</text:p>
          </table:table-cell>
          <table:table-cell office:value-type="float" office:value="211">
            <text:p>21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  <table:table-cell office:value-type="float" office:value="212">
            <text:p>21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  <table:table-cell office:value-type="float" office:value="213">
            <text:p>21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14">
            <text:p>21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15">
            <text:p>21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6">
            <text:p>-0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16">
            <text:p>21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4">
            <text:p>-1.2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17">
            <text:p>21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04">
            <text:p>-1.0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18">
            <text:p>21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19">
            <text:p>21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20">
            <text:p>22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9">
            <text:p>-0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21">
            <text:p>22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">
            <text:p>-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  <table:table-cell office:value-type="float" office:value="222">
            <text:p>22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S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  <table:table-cell office:value-type="float" office:value="223">
            <text:p>22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SN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  <table:table-cell office:value-type="float" office:value="224">
            <text:p>22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IL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3">
            <text:p>0.4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GLN</text:p>
          </table:table-cell>
          <table:table-cell office:value-type="string">
            <text:p>TRP</text:p>
          </table:table-cell>
          <table:table-cell office:value-type="float" office:value="225">
            <text:p>22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7">
            <text:p>0.8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  <table:table-cell office:value-type="float" office:value="226">
            <text:p>2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  <table:table-cell office:value-type="float" office:value="227">
            <text:p>2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6">
            <text:p>0.7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PHE</text:p>
          </table:table-cell>
          <table:table-cell office:value-type="string">
            <text:p>GLY</text:p>
          </table:table-cell>
          <table:table-cell office:value-type="float" office:value="228">
            <text:p>2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7">
            <text:p>0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ILE</text:p>
          </table:table-cell>
          <table:table-cell office:value-type="string">
            <text:p>GLY</text:p>
          </table:table-cell>
          <table:table-cell office:value-type="float" office:value="229">
            <text:p>2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LEU</text:p>
          </table:table-cell>
          <table:table-cell office:value-type="string">
            <text:p>GLY</text:p>
          </table:table-cell>
          <table:table-cell office:value-type="float" office:value="230">
            <text:p>2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  <table:table-cell office:value-type="float" office:value="231">
            <text:p>2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  <table:table-cell office:value-type="float" office:value="232">
            <text:p>2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6">
            <text:p>0.5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VAL</text:p>
          </table:table-cell>
          <table:table-cell office:value-type="string">
            <text:p>GLY</text:p>
          </table:table-cell>
          <table:table-cell office:value-type="float" office:value="233">
            <text:p>2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  <table:table-cell office:value-type="float" office:value="234">
            <text:p>2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235">
            <text:p>2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1">
            <text:p>0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  <table:table-cell office:value-type="float" office:value="236">
            <text:p>2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  <table:table-cell office:value-type="float" office:value="237">
            <text:p>2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  <table:table-cell office:value-type="float" office:value="238">
            <text:p>2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8">
            <text:p>0.6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  <table:table-cell office:value-type="float" office:value="239">
            <text:p>2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ILE</text:p>
          </table:table-cell>
          <table:table-cell office:value-type="string">
            <text:p>GLY</text:p>
          </table:table-cell>
          <table:table-cell office:value-type="float" office:value="240">
            <text:p>2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MET</text:p>
          </table:table-cell>
          <table:table-cell office:value-type="string">
            <text:p>GLY</text:p>
          </table:table-cell>
          <table:table-cell office:value-type="float" office:value="241">
            <text:p>2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GLY</text:p>
          </table:table-cell>
          <table:table-cell office:value-type="float" office:value="242">
            <text:p>2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HR</text:p>
          </table:table-cell>
          <table:table-cell office:value-type="string">
            <text:p>GLY</text:p>
          </table:table-cell>
          <table:table-cell office:value-type="float" office:value="243">
            <text:p>2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7">
            <text:p>1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TYR</text:p>
          </table:table-cell>
          <table:table-cell office:value-type="string">
            <text:p>GLY</text:p>
          </table:table-cell>
          <table:table-cell office:value-type="float" office:value="244">
            <text:p>2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TYR</text:p>
          </table:table-cell>
          <table:table-cell office:value-type="string">
            <text:p>HIS</text:p>
          </table:table-cell>
          <table:table-cell office:value-type="float" office:value="245">
            <text:p>2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P</text:p>
          </table:table-cell>
          <table:table-cell office:value-type="string">
            <text:p>LYS</text:p>
          </table:table-cell>
          <table:table-cell office:value-type="float" office:value="246">
            <text:p>2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2">
            <text:p>-0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247">
            <text:p>2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  <table:table-cell office:value-type="float" office:value="248">
            <text:p>2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7">
            <text:p>-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63">
            <text:p>63</text:p>
          </table:table-cell>
          <table:table-cell office:value-type="string">
            <text:p>GLN</text:p>
          </table:table-cell>
          <table:table-cell office:value-type="string">
            <text:p>LYS</text:p>
          </table:table-cell>
          <table:table-cell office:value-type="float" office:value="249">
            <text:p>2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  <table:table-cell office:value-type="float" office:value="250">
            <text:p>2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2">
            <text:p>-0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  <table:table-cell office:value-type="float" office:value="251">
            <text:p>2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1">
            <text:p>1.3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252">
            <text:p>2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253">
            <text:p>2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54">
            <text:p>2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MET</text:p>
          </table:table-cell>
          <table:table-cell office:value-type="string">
            <text:p>SER</text:p>
          </table:table-cell>
          <table:table-cell office:value-type="float" office:value="255">
            <text:p>2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  <table:table-cell office:value-type="float" office:value="256">
            <text:p>2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  <table:table-cell office:value-type="float" office:value="257">
            <text:p>2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  <table:table-cell office:value-type="float" office:value="258">
            <text:p>2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59">
            <text:p>2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3">
            <text:p>0.4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  <table:table-cell office:value-type="float" office:value="260">
            <text:p>2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  <table:table-cell office:value-type="float" office:value="261">
            <text:p>2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262">
            <text:p>2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6">
            <text:p>-0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  <table:table-cell office:value-type="float" office:value="263">
            <text:p>2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  <table:table-cell office:value-type="float" office:value="264">
            <text:p>2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  <table:table-cell office:value-type="float" office:value="265">
            <text:p>2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  <table:table-cell office:value-type="float" office:value="266">
            <text:p>2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4">
            <text:p>0.5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GLY</text:p>
          </table:table-cell>
          <table:table-cell office:value-type="float" office:value="267">
            <text:p>2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  <table:table-cell office:value-type="float" office:value="268">
            <text:p>2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1">
            <text:p>0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LYS</text:p>
          </table:table-cell>
          <table:table-cell office:value-type="string">
            <text:p>HIS</text:p>
          </table:table-cell>
          <table:table-cell office:value-type="float" office:value="269">
            <text:p>2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7">
            <text:p>1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RG</text:p>
          </table:table-cell>
          <table:table-cell office:value-type="string">
            <text:p>HIS</text:p>
          </table:table-cell>
          <table:table-cell office:value-type="float" office:value="270">
            <text:p>2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2">
            <text:p>1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RP</text:p>
          </table:table-cell>
          <table:table-cell office:value-type="string">
            <text:p>HIS</text:p>
          </table:table-cell>
          <table:table-cell office:value-type="float" office:value="271">
            <text:p>2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PHE</text:p>
          </table:table-cell>
          <table:table-cell office:value-type="string">
            <text:p>LEU</text:p>
          </table:table-cell>
          <table:table-cell office:value-type="float" office:value="272">
            <text:p>2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1">
            <text:p>0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LYS</text:p>
          </table:table-cell>
          <table:table-cell office:value-type="string">
            <text:p>LEU</text:p>
          </table:table-cell>
          <table:table-cell office:value-type="float" office:value="273">
            <text:p>2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3">
            <text:p>0.9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TRP</text:p>
          </table:table-cell>
          <table:table-cell office:value-type="string">
            <text:p>LEU</text:p>
          </table:table-cell>
          <table:table-cell office:value-type="float" office:value="274">
            <text:p>2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47">
            <text:p>47</text:p>
          </table:table-cell>
          <table:table-cell office:value-type="string">
            <text:p>TYR</text:p>
          </table:table-cell>
          <table:table-cell office:value-type="string">
            <text:p>LEU</text:p>
          </table:table-cell>
          <table:table-cell office:value-type="float" office:value="275">
            <text:p>2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YS</text:p>
          </table:table-cell>
          <table:table-cell office:value-type="string">
            <text:p>ASN</text:p>
          </table:table-cell>
          <table:table-cell office:value-type="float" office:value="276">
            <text:p>2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VAL</text:p>
          </table:table-cell>
          <table:table-cell office:value-type="string">
            <text:p>ASN</text:p>
          </table:table-cell>
          <table:table-cell office:value-type="float" office:value="277">
            <text:p>2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5">
            <text:p>1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TRP</text:p>
          </table:table-cell>
          <table:table-cell office:value-type="string">
            <text:p>ASN</text:p>
          </table:table-cell>
          <table:table-cell office:value-type="float" office:value="278">
            <text:p>2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8">
            <text:p>1.5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  <table:table-cell office:value-type="float" office:value="279">
            <text:p>2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80">
            <text:p>28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  <table:table-cell office:value-type="float" office:value="281">
            <text:p>2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8">
            <text:p>-0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LYS</text:p>
          </table:table-cell>
          <table:table-cell office:value-type="string">
            <text:p>ASN</text:p>
          </table:table-cell>
          <table:table-cell office:value-type="float" office:value="282">
            <text:p>2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6">
            <text:p>0.6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ARG</text:p>
          </table:table-cell>
          <table:table-cell office:value-type="string">
            <text:p>ASN</text:p>
          </table:table-cell>
          <table:table-cell office:value-type="float" office:value="283">
            <text:p>28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5">
            <text:p>0.8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50">
            <text:p>50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  <table:table-cell office:value-type="float" office:value="284">
            <text:p>2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91">
            <text:p>9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285">
            <text:p>28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2">
            <text:p>22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  <table:table-cell office:value-type="float" office:value="286">
            <text:p>2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7">
            <text:p>-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26">
            <text:p>26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287">
            <text:p>2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7">
            <text:p>-0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LYS</text:p>
          </table:table-cell>
          <table:table-cell office:value-type="string">
            <text:p>SER</text:p>
          </table:table-cell>
          <table:table-cell office:value-type="float" office:value="288">
            <text:p>2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289">
            <text:p>2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8">
            <text:p>1.7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  <table:table-cell office:value-type="float" office:value="290">
            <text:p>29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3">
            <text:p>2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  <table:table-cell office:value-type="float" office:value="291">
            <text:p>2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32">
            <text:p>2.3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9">
            <text:p>89</text:p>
          </table:table-cell>
          <table:table-cell office:value-type="string">
            <text:p>TRP</text:p>
          </table:table-cell>
          <table:table-cell office:value-type="string">
            <text:p>SER</text:p>
          </table:table-cell>
          <table:table-cell office:value-type="float" office:value="292">
            <text:p>29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hp</text:p>
          </table:table-cell>
          <table:table-cell office:value-type="string">
            <text:p>L</text:p>
          </table:table-cell>
          <table:table-cell office:value-type="float" office:value="88">
            <text:p>88</text:p>
          </table:table-cell>
          <table:table-cell office:value-type="string">
            <text:p>GLN</text:p>
          </table:table-cell>
          <table:table-cell office:value-type="string">
            <text:p>TRP</text:p>
          </table:table-cell>
          <table:table-cell office:value-type="float" office:value="293">
            <text:p>29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8">
            <text:p>2.08</text:p>
          </table:table-cell>
          <table:table-cell office:value-type="string">
            <text:p>DDG</text:p>
          </table:table-cell>
        </table:table-row>
      </table:table>
      <table:table table:name="1mlc"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94">
            <text:p>294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99">
            <text:p>-0.9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95">
            <text:p>295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GLY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74">
            <text:p>-1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296">
            <text:p>296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4">
            <text:p>-2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297">
            <text:p>297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34">
            <text:p>34</text:p>
          </table:table-cell>
          <table:table-cell office:value-type="string">
            <text:p>SE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AS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95">
            <text:p>-2.9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298">
            <text:p>298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34">
            <text:p>34</text:p>
          </table:table-cell>
          <table:table-cell office:value-type="string">
            <text:p>SER</text:p>
          </table:table-cell>
          <table:table-cell office:value-type="string">
            <text:p>GLU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299">
            <text:p>299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29">
            <text:p>29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36">
            <text:p>-2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ASP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1">
            <text:p>301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MET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1">
            <text:p>-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2">
            <text:p>302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8">
            <text:p>58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47">
            <text:p>-1.4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3">
            <text:p>303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LEU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59">
            <text:p>-2.5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4">
            <text:p>304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74">
            <text:p>-2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5">
            <text:p>305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8">
            <text:p>1.7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6">
            <text:p>306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7">
            <text:p>307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RG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SE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8">
            <text:p>1.7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08">
            <text:p>308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VAL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GLY</text:p>
          </table:table-cell>
          <table:table-cell office:value-type="string">
            <text:p>ASN</text:p>
          </table:table-cell>
          <table:table-cell office:value-type="float" office:value="309">
            <text:p>309</text:p>
          </table:table-cell>
        </table:table-row>
        <table:table-row>
          <table:table-cell office:value-type="string">
            <text:p/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9">
            <text:p>-0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64">
            <text:p>64</text:p>
          </table:table-cell>
          <table:table-cell office:value-type="string">
            <text:p>ASP</text:p>
          </table:table-cell>
          <table:table-cell office:value-type="string">
            <text:p>LYS</text:p>
          </table:table-cell>
          <table:table-cell office:value-type="float" office:value="310">
            <text:p>3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2">
            <text:p>0.0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311">
            <text:p>31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8">
            <text:p>-0.3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6">
            <text:p>5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  <table:table-cell office:value-type="float" office:value="312">
            <text:p>31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9">
            <text:p>-0.4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13">
            <text:p>31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5">
            <text:p>-0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314">
            <text:p>3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5">
            <text:p>0.4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VAL</text:p>
          </table:table-cell>
          <table:table-cell office:value-type="string">
            <text:p>THR</text:p>
          </table:table-cell>
          <table:table-cell office:value-type="float" office:value="315">
            <text:p>3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3">
            <text:p>0.5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TRP</text:p>
          </table:table-cell>
          <table:table-cell office:value-type="string">
            <text:p>THR</text:p>
          </table:table-cell>
          <table:table-cell office:value-type="float" office:value="316">
            <text:p>31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3">
            <text:p>0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P</text:p>
          </table:table-cell>
          <table:table-cell office:value-type="string">
            <text:p>THR</text:p>
          </table:table-cell>
          <table:table-cell office:value-type="float" office:value="317">
            <text:p>31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6">
            <text:p>-0.5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GLY</text:p>
          </table:table-cell>
          <table:table-cell office:value-type="string">
            <text:p>ASN</text:p>
          </table:table-cell>
          <table:table-cell office:value-type="float" office:value="318">
            <text:p>3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5">
            <text:p>-0.8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TYR</text:p>
          </table:table-cell>
          <table:table-cell office:value-type="string">
            <text:p>ASN</text:p>
          </table:table-cell>
          <table:table-cell office:value-type="float" office:value="319">
            <text:p>3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mlc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320">
            <text:p>3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5">
            <text:p>-1.25</text:p>
          </table:table-cell>
          <table:table-cell office:value-type="string">
            <text:p>DDG</text:p>
          </table:table-cell>
        </table:table-row>
      </table:table>
      <table:table table:name="1vfb"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05">
            <text:p>605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4">
            <text:p>3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06">
            <text:p>60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07">
            <text:p>607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2">
            <text:p>2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608">
            <text:p>608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">
            <text:p>2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609">
            <text:p>609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9">
            <text:p>119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10">
            <text:p>610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11">
            <text:p>611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8">
            <text:p>3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12">
            <text:p>612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8">
            <text:p>128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3">
            <text:p>3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13">
            <text:p>613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5">
            <text:p>3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14">
            <text:p>614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4">
            <text:p>124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4">
            <text:p>3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15">
            <text:p>615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16">
            <text:p>61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6">
            <text:p>2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17">
            <text:p>617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18">
            <text:p>618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18">
            <text:p>118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19">
            <text:p>6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20">
            <text:p>6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23">
            <text:p>123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621">
            <text:p>6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15">
            <text:p>11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622">
            <text:p>6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28">
            <text:p>128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623">
            <text:p>6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8">
            <text:p>18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624">
            <text:p>6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20">
            <text:p>120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625">
            <text:p>6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24">
            <text:p>124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626">
            <text:p>6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">
            <text:p>1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23">
            <text:p>2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627">
            <text:p>6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17">
            <text:p>117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628">
            <text:p>6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119">
            <text:p>119</text:p>
          </table:table-cell>
          <table:table-cell office:value-type="string">
            <text:p>ALA</text:p>
          </table:table-cell>
          <table:table-cell office:value-type="string">
            <text:p>VAL</text:p>
          </table:table-cell>
          <table:table-cell office:value-type="float" office:value="629">
            <text:p>6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C</text:p>
          </table:table-cell>
          <table:table-cell office:value-type="float" office:value="22">
            <text:p>2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30">
            <text:p>6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">
            <text:p>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31">
            <text:p>6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9">
            <text:p>2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632">
            <text:p>6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633">
            <text:p>6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8">
            <text:p>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  <table:table-cell office:value-type="float" office:value="634">
            <text:p>6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3">
            <text:p>-0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635">
            <text:p>6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GLY</text:p>
          </table:table-cell>
          <table:table-cell office:value-type="float" office:value="636">
            <text:p>6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1">
            <text:p>-0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TRP</text:p>
          </table:table-cell>
          <table:table-cell office:value-type="string">
            <text:p>GLY</text:p>
          </table:table-cell>
          <table:table-cell office:value-type="float" office:value="637">
            <text:p>6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TRP</text:p>
          </table:table-cell>
          <table:table-cell office:value-type="string">
            <text:p>ARG</text:p>
          </table:table-cell>
          <table:table-cell office:value-type="float" office:value="638">
            <text:p>6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1">
            <text:p>0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TYR</text:p>
          </table:table-cell>
          <table:table-cell office:value-type="string">
            <text:p>ARG</text:p>
          </table:table-cell>
          <table:table-cell office:value-type="float" office:value="639">
            <text:p>6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6">
            <text:p>1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  <table:table-cell office:value-type="float" office:value="640">
            <text:p>6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GLU</text:p>
          </table:table-cell>
          <table:table-cell office:value-type="string">
            <text:p>SER</text:p>
          </table:table-cell>
          <table:table-cell office:value-type="float" office:value="641">
            <text:p>6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  <table:table-cell office:value-type="float" office:value="642">
            <text:p>6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5">
            <text:p>0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643">
            <text:p>6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8">
            <text:p>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44">
            <text:p>6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45">
            <text:p>6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646">
            <text:p>6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">
            <text:p>1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47">
            <text:p>6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GLU</text:p>
          </table:table-cell>
          <table:table-cell office:value-type="string">
            <text:p>TYR</text:p>
          </table:table-cell>
          <table:table-cell office:value-type="float" office:value="648">
            <text:p>6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SP</text:p>
          </table:table-cell>
          <table:table-cell office:value-type="string">
            <text:p>LEU</text:p>
          </table:table-cell>
          <table:table-cell office:value-type="float" office:value="649">
            <text:p>6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GLU</text:p>
          </table:table-cell>
          <table:table-cell office:value-type="string">
            <text:p>LEU</text:p>
          </table:table-cell>
          <table:table-cell office:value-type="float" office:value="650">
            <text:p>6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0">
            <text:p>30</text:p>
          </table:table-cell>
          <table:table-cell office:value-type="string">
            <text:p>TRP</text:p>
          </table:table-cell>
          <table:table-cell office:value-type="string">
            <text:p>ASN</text:p>
          </table:table-cell>
          <table:table-cell office:value-type="float" office:value="651">
            <text:p>6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7">
            <text:p>0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 office:value-type="string">
            <text:p>PHE</text:p>
          </table:table-cell>
          <table:table-cell office:value-type="string">
            <text:p>THR</text:p>
          </table:table-cell>
          <table:table-cell office:value-type="float" office:value="652">
            <text:p>6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7">
            <text:p>0.4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52">
            <text:p>52</text:p>
          </table:table-cell>
          <table:table-cell office:value-type="string">
            <text:p>ARG</text:p>
          </table:table-cell>
          <table:table-cell office:value-type="string">
            <text:p>THR</text:p>
          </table:table-cell>
          <table:table-cell office:value-type="float" office:value="653">
            <text:p>6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654">
            <text:p>6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3">
            <text:p>3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55">
            <text:p>6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">
            <text:p>1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  <table:table-cell office:value-type="float" office:value="656">
            <text:p>6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657">
            <text:p>6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LYS</text:p>
          </table:table-cell>
          <table:table-cell office:value-type="string">
            <text:p>TYR</text:p>
          </table:table-cell>
          <table:table-cell office:value-type="float" office:value="658">
            <text:p>6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vfb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RG</text:p>
          </table:table-cell>
          <table:table-cell office:value-type="string">
            <text:p>TYR</text:p>
          </table:table-cell>
          <table:table-cell office:value-type="float" office:value="659">
            <text:p>6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5">
            <text:p>0.85</text:p>
          </table:table-cell>
          <table:table-cell office:value-type="string">
            <text:p>DDG</text:p>
          </table:table-cell>
        </table:table-row>
      </table:table>
      <table:table table:name="1yy9"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  <table:table-cell office:value-type="float" office:value="660">
            <text:p>660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3">
            <text:p>-1.3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  <table:table-cell office:value-type="float" office:value="661">
            <text:p>661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5">
            <text:p>-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  <table:table-cell office:value-type="float" office:value="662">
            <text:p>662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2">
            <text:p>-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663">
            <text:p>6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D</text:p>
          </table:table-cell>
          <table:table-cell office:value-type="float" office:value="60">
            <text:p>6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  <table:table-cell office:value-type="float" office:value="664">
            <text:p>6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665">
            <text:p>6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74">
            <text:p>-0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25">
            <text:p>2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  <table:table-cell office:value-type="float" office:value="666">
            <text:p>6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yy9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THR</text:p>
          </table:table-cell>
          <table:table-cell office:value-type="float" office:value="667">
            <text:p>6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2">
            <text:p>-0.52</text:p>
          </table:table-cell>
          <table:table-cell office:value-type="string">
            <text:p>DDG</text:p>
          </table:table-cell>
        </table:table-row>
      </table:table>
      <table:table table:name="2jel"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1">
            <text:p>81</text:p>
          </table:table-cell>
          <table:table-cell office:value-type="string">
            <text:p>SER</text:p>
          </table:table-cell>
          <table:table-cell office:value-type="string">
            <text:p>ALA</text:p>
          </table:table-cell>
          <table:table-cell office:value-type="float" office:value="668">
            <text:p>6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8">
            <text:p>68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  <table:table-cell office:value-type="float" office:value="669">
            <text:p>6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  <table:table-cell office:value-type="float" office:value="670">
            <text:p>6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">
            <text:p>4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  <table:table-cell office:value-type="float" office:value="671">
            <text:p>6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2">
            <text:p>0.7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5">
            <text:p>65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672">
            <text:p>6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7">
            <text:p>67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673">
            <text:p>6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9">
            <text:p>69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674">
            <text:p>6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5">
            <text:p>2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9">
            <text:p>69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675">
            <text:p>6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4">
            <text:p>74</text:p>
          </table:table-cell>
          <table:table-cell office:value-type="string">
            <text:p>ARG</text:p>
          </table:table-cell>
          <table:table-cell office:value-type="string">
            <text:p>GLU</text:p>
          </table:table-cell>
          <table:table-cell office:value-type="float" office:value="676">
            <text:p>6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5">
            <text:p>2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2">
            <text:p>82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677">
            <text:p>6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678">
            <text:p>6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ASP</text:p>
          </table:table-cell>
          <table:table-cell office:value-type="string">
            <text:p>GLU</text:p>
          </table:table-cell>
          <table:table-cell office:value-type="float" office:value="679">
            <text:p>6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LYS</text:p>
          </table:table-cell>
          <table:table-cell office:value-type="string">
            <text:p>GLU</text:p>
          </table:table-cell>
          <table:table-cell office:value-type="float" office:value="680">
            <text:p>68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84">
            <text:p>84</text:p>
          </table:table-cell>
          <table:table-cell office:value-type="string">
            <text:p>GLN</text:p>
          </table:table-cell>
          <table:table-cell office:value-type="string">
            <text:p>GLU</text:p>
          </table:table-cell>
          <table:table-cell office:value-type="float" office:value="681">
            <text:p>6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TRP</text:p>
          </table:table-cell>
          <table:table-cell office:value-type="string">
            <text:p>PHE</text:p>
          </table:table-cell>
          <table:table-cell office:value-type="float" office:value="682">
            <text:p>6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64">
            <text:p>2.6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string">
            <text:p>TYR</text:p>
          </table:table-cell>
          <table:table-cell office:value-type="string">
            <text:p>PHE</text:p>
          </table:table-cell>
          <table:table-cell office:value-type="float" office:value="683">
            <text:p>68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5">
            <text:p>75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684">
            <text:p>6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1">
            <text:p>-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5">
            <text:p>75</text:p>
          </table:table-cell>
          <table:table-cell office:value-type="string">
            <text:p>ASP</text:p>
          </table:table-cell>
          <table:table-cell office:value-type="string">
            <text:p>HIS</text:p>
          </table:table-cell>
          <table:table-cell office:value-type="float" office:value="685">
            <text:p>68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6">
            <text:p>-0.6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23">
            <text:p>23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686">
            <text:p>6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26">
            <text:p>26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687">
            <text:p>6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1">
            <text:p>71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688">
            <text:p>6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1">
            <text:p>71</text:p>
          </table:table-cell>
          <table:table-cell office:value-type="string">
            <text:p>ARG</text:p>
          </table:table-cell>
          <table:table-cell office:value-type="string">
            <text:p>LYS</text:p>
          </table:table-cell>
          <table:table-cell office:value-type="float" office:value="689">
            <text:p>6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8">
            <text:p>78</text:p>
          </table:table-cell>
          <table:table-cell office:value-type="string">
            <text:p>GLU</text:p>
          </table:table-cell>
          <table:table-cell office:value-type="string">
            <text:p>LYS</text:p>
          </table:table-cell>
          <table:table-cell office:value-type="float" office:value="690">
            <text:p>69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1">
            <text:p>11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691">
            <text:p>6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7">
            <text:p>37</text:p>
          </table:table-cell>
          <table:table-cell office:value-type="string">
            <text:p>THR</text:p>
          </table:table-cell>
          <table:table-cell office:value-type="string">
            <text:p>ASN</text:p>
          </table:table-cell>
          <table:table-cell office:value-type="float" office:value="692">
            <text:p>69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693">
            <text:p>69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2">
            <text:p>2</text:p>
          </table:table-cell>
          <table:table-cell office:value-type="string">
            <text:p>LYS</text:p>
          </table:table-cell>
          <table:table-cell office:value-type="string">
            <text:p>GLN</text:p>
          </table:table-cell>
          <table:table-cell office:value-type="float" office:value="694">
            <text:p>69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">
            <text:p>3</text:p>
          </table:table-cell>
          <table:table-cell office:value-type="string">
            <text:p>LYS</text:p>
          </table:table-cell>
          <table:table-cell office:value-type="string">
            <text:p>GLN</text:p>
          </table:table-cell>
          <table:table-cell office:value-type="float" office:value="695">
            <text:p>69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8">
            <text:p>1.3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56">
            <text:p>56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  <table:table-cell office:value-type="float" office:value="696">
            <text:p>69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1">
            <text:p>-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70">
            <text:p>70</text:p>
          </table:table-cell>
          <table:table-cell office:value-type="string">
            <text:p>GLU</text:p>
          </table:table-cell>
          <table:table-cell office:value-type="string">
            <text:p>GLN</text:p>
          </table:table-cell>
          <table:table-cell office:value-type="float" office:value="697">
            <text:p>69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5">
            <text:p>2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6">
            <text:p>16</text:p>
          </table:table-cell>
          <table:table-cell office:value-type="string">
            <text:p>GLY</text:p>
          </table:table-cell>
          <table:table-cell office:value-type="string">
            <text:p>ARG</text:p>
          </table:table-cell>
          <table:table-cell office:value-type="float" office:value="698">
            <text:p>69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16">
            <text:p>16</text:p>
          </table:table-cell>
          <table:table-cell office:value-type="string">
            <text:p>LYS</text:p>
          </table:table-cell>
          <table:table-cell office:value-type="string">
            <text:p>ARG</text:p>
          </table:table-cell>
          <table:table-cell office:value-type="float" office:value="699">
            <text:p>69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0">
            <text:p>40</text:p>
          </table:table-cell>
          <table:table-cell office:value-type="string">
            <text:p>CYS</text:p>
          </table:table-cell>
          <table:table-cell office:value-type="string">
            <text:p>SER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1">
            <text:p>1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2">
            <text:p>42</text:p>
          </table:table-cell>
          <table:table-cell office:value-type="string">
            <text:p>CYS</text:p>
          </table:table-cell>
          <table:table-cell office:value-type="string">
            <text:p>SER</text:p>
          </table:table-cell>
          <table:table-cell office:value-type="float" office:value="701">
            <text:p>70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45">
            <text:p>45</text:p>
          </table:table-cell>
          <table:table-cell office:value-type="string">
            <text:p>CYS</text:p>
          </table:table-cell>
          <table:table-cell office:value-type="string">
            <text:p>SER</text:p>
          </table:table-cell>
          <table:table-cell office:value-type="float" office:value="702">
            <text:p>70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3">
            <text:p>63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  <table:table-cell office:value-type="float" office:value="703">
            <text:p>70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3">
            <text:p>33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  <table:table-cell office:value-type="float" office:value="704">
            <text:p>70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35">
            <text:p>35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  <table:table-cell office:value-type="float" office:value="705">
            <text:p>70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1">
            <text:p>61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706">
            <text:p>70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1">
            <text:p>61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  <table:table-cell office:value-type="float" office:value="707">
            <text:p>70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ASN</text:p>
          </table:table-cell>
          <table:table-cell office:value-type="string">
            <text:p>THR</text:p>
          </table:table-cell>
          <table:table-cell office:value-type="float" office:value="708">
            <text:p>70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6">
            <text:p>6</text:p>
          </table:table-cell>
          <table:table-cell office:value-type="string">
            <text:p>SER</text:p>
          </table:table-cell>
          <table:table-cell office:value-type="string">
            <text:p>THR</text:p>
          </table:table-cell>
          <table:table-cell office:value-type="float" office:value="709">
            <text:p>70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jel</text:p>
          </table:table-cell>
          <table:table-cell office:value-type="string">
            <text:p>P</text:p>
          </table:table-cell>
          <table:table-cell office:value-type="float" office:value="5">
            <text:p>5</text:p>
          </table:table-cell>
          <table:table-cell office:value-type="string">
            <text:p>PHE</text:p>
          </table:table-cell>
          <table:table-cell office:value-type="string">
            <text:p>VAL</text:p>
          </table:table-cell>
          <table:table-cell office:value-type="float" office:value="710">
            <text:p>7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</table:table>
      <table:table table:name="2ny7"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IS</text:p>
          </table:table-cell>
          <table:table-cell office:value-type="string">
            <text:p>ASN</text:p>
          </table:table-cell>
          <table:table-cell office:value-type="float" office:value="711">
            <text:p>71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69">
            <text:p>-0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HIS</text:p>
          </table:table-cell>
          <table:table-cell office:value-type="string">
            <text:p>ASN</text:p>
          </table:table-cell>
          <table:table-cell office:value-type="float" office:value="712">
            <text:p>71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1">
            <text:p>-0.8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3">
            <text:p>713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3">
            <text:p>-1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4">
            <text:p>714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S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74">
            <text:p>-0.7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5">
            <text:p>715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SP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6">
            <text:p>-2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6">
            <text:p>716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MET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46">
            <text:p>-2.4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7">
            <text:p>71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MET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3">
            <text:p>-2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8">
            <text:p>71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GLU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19">
            <text:p>71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HIS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TYR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7">
            <text:p>-2.2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GLU</text:p>
          </table:table-cell>
          <table:table-cell office:value-type="string">
            <text:p>PRO</text:p>
          </table:table-cell>
          <table:table-cell office:value-type="float" office:value="720">
            <text:p>72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TRP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THR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GLN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6">
            <text:p>106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7">
            <text:p>107</text:p>
          </table:table-cell>
          <table:table-cell office:value-type="string">
            <text:p>ARG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8">
            <text:p>108</text:p>
          </table:table-cell>
          <table:table-cell office:value-type="string">
            <text:p>PHE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12">
            <text:p>-2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21">
            <text:p>721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4">
            <text:p>34</text:p>
          </table:table-cell>
          <table:table-cell office:value-type="string">
            <text:p>MET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7">
            <text:p>-0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22">
            <text:p>722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25">
            <text:p>-1.2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  <table:table-cell office:value-type="float" office:value="723">
            <text:p>723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8">
            <text:p>-0.3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RP</text:p>
          </table:table-cell>
          <table:table-cell office:value-type="string">
            <text:p>ALA</text:p>
          </table:table-cell>
          <table:table-cell office:value-type="float" office:value="724">
            <text:p>72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47">
            <text:p>-1.4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LYS</text:p>
          </table:table-cell>
          <table:table-cell office:value-type="string">
            <text:p>SER</text:p>
          </table:table-cell>
          <table:table-cell office:value-type="float" office:value="725">
            <text:p>72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GL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PHE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PRO</text:p>
          </table:table-cell>
          <table:table-cell office:value-type="string">
            <text:p>SER</text:p>
          </table:table-cell>
          <table:table-cell office:value-type="float" office:value="726">
            <text:p>72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HIS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">
            <text:p>-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727">
            <text:p>72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LEU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SP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SE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">
            <text:p>-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  <table:table-cell office:value-type="float" office:value="728">
            <text:p>72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VAL</text:p>
          </table:table-cell>
          <table:table-cell office:value-type="string">
            <text:p>ILE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SP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03">
            <text:p>-1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YS</text:p>
          </table:table-cell>
          <table:table-cell office:value-type="string">
            <text:p>VAL</text:p>
          </table:table-cell>
          <table:table-cell office:value-type="float" office:value="729">
            <text:p>72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S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">
            <text:p>-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YS</text:p>
          </table:table-cell>
          <table:table-cell office:value-type="string">
            <text:p>VAL</text:p>
          </table:table-cell>
          <table:table-cell office:value-type="float" office:value="730">
            <text:p>73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93">
            <text:p>-1.9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LEU</text:p>
          </table:table-cell>
          <table:table-cell office:value-type="string">
            <text:p>VAL</text:p>
          </table:table-cell>
          <table:table-cell office:value-type="float" office:value="731">
            <text:p>73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MET</text:p>
          </table:table-cell>
          <table:table-cell office:value-type="string">
            <text:p>VAL</text:p>
          </table:table-cell>
          <table:table-cell office:value-type="float" office:value="732">
            <text:p>732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THR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36">
            <text:p>-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MET</text:p>
          </table:table-cell>
          <table:table-cell office:value-type="string">
            <text:p>VAL</text:p>
          </table:table-cell>
          <table:table-cell office:value-type="float" office:value="733">
            <text:p>733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4">
            <text:p>-0.2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VAL</text:p>
          </table:table-cell>
          <table:table-cell office:value-type="float" office:value="734">
            <text:p>734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S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LEU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61">
            <text:p>-1.6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GLN</text:p>
          </table:table-cell>
          <table:table-cell office:value-type="string">
            <text:p>VAL</text:p>
          </table:table-cell>
          <table:table-cell office:value-type="float" office:value="735">
            <text:p>735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R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PRO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PH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27">
            <text:p>-2.2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SER</text:p>
          </table:table-cell>
          <table:table-cell office:value-type="string">
            <text:p>VAL</text:p>
          </table:table-cell>
          <table:table-cell office:value-type="float" office:value="736">
            <text:p>736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RG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SP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52">
            <text:p>-1.5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37">
            <text:p>737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65">
            <text:p>-2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38">
            <text:p>738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HIS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71">
            <text:p>-2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39">
            <text:p>739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ILE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2.31">
            <text:p>-2.3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40">
            <text:p>740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ARG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VAL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98">
            <text:p>-0.9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7</text:p>
          </table:table-cell>
          <table:table-cell office:value-type="string">
            <text:p>L</text:p>
          </table:table-cell>
          <table:table-cell office:value-type="float" office:value="90">
            <text:p>90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741">
            <text:p>741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3">
            <text:p>93</text:p>
          </table:table-cell>
          <table:table-cell office:value-type="string">
            <text:p>TRP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1.56">
            <text:p>-1.56</text:p>
          </table:table-cell>
          <table:table-cell office:value-type="string">
            <text:p>DDG</text:p>
          </table:table-cell>
        </table:table-row>
      </table:table>
      <table:table table:name="2nyy"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029">
            <text:p>102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742">
            <text:p>7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033">
            <text:p>103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743">
            <text:p>7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3">
            <text:p>2.5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91">
            <text:p>891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744">
            <text:p>7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84">
            <text:p>2.8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88">
            <text:p>88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745">
            <text:p>7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2">
            <text:p>0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924">
            <text:p>924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746">
            <text:p>7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06">
            <text:p>4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035">
            <text:p>1035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747">
            <text:p>7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32">
            <text:p>7.3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927">
            <text:p>927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748">
            <text:p>7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1">
            <text:p>-0.0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027">
            <text:p>1027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49">
            <text:p>7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3">
            <text:p>-0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74">
            <text:p>87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50">
            <text:p>7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9">
            <text:p>0.2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94">
            <text:p>89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51">
            <text:p>7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4">
            <text:p>-0.1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90">
            <text:p>890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752">
            <text:p>7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9">
            <text:p>2.5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89">
            <text:p>88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753">
            <text:p>7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9">
            <text:p>0.8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925">
            <text:p>92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754">
            <text:p>7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86">
            <text:p>886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755">
            <text:p>7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2">
            <text:p>0.5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032">
            <text:p>1032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56">
            <text:p>7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2">
            <text:p>0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265">
            <text:p>1265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57">
            <text:p>7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873">
            <text:p>87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758">
            <text:p>7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3">
            <text:p>-0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926">
            <text:p>926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759">
            <text:p>7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A</text:p>
          </table:table-cell>
          <table:table-cell office:value-type="float" office:value="1034">
            <text:p>1034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760">
            <text:p>7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2">
            <text:p>1.6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D</text:p>
          </table:table-cell>
          <table:table-cell office:value-type="float" office:value="28">
            <text:p>28</text:p>
          </table:table-cell>
          <table:table-cell office:value-type="string">
            <text:p>ARG</text:p>
          </table:table-cell>
          <table:table-cell office:value-type="string">
            <text:p>LYS</text:p>
          </table:table-cell>
          <table:table-cell office:value-type="float" office:value="761">
            <text:p>7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7">
            <text:p>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GLN</text:p>
          </table:table-cell>
          <table:table-cell office:value-type="string">
            <text:p>MET</text:p>
          </table:table-cell>
          <table:table-cell office:value-type="float" office:value="762">
            <text:p>7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ASP</text:p>
          </table:table-cell>
          <table:table-cell office:value-type="string">
            <text:p>TYR</text:p>
          </table:table-cell>
          <table:table-cell office:value-type="float" office:value="763">
            <text:p>7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7">
            <text:p>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  <table:table-cell office:value-type="float" office:value="764">
            <text:p>7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3">
            <text:p>0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D</text:p>
          </table:table-cell>
          <table:table-cell office:value-type="float" office:value="55">
            <text:p>55</text:p>
          </table:table-cell>
          <table:table-cell office:value-type="string">
            <text:p>GLN</text:p>
          </table:table-cell>
          <table:table-cell office:value-type="string">
            <text:p>TYR</text:p>
          </table:table-cell>
          <table:table-cell office:value-type="float" office:value="765">
            <text:p>7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2">
            <text:p>0.5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C</text:p>
          </table:table-cell>
          <table:table-cell office:value-type="float" office:value="29">
            <text:p>29</text:p>
          </table:table-cell>
          <table:table-cell office:value-type="string">
            <text:p>TYR</text:p>
          </table:table-cell>
          <table:table-cell office:value-type="string">
            <text:p>ASP</text:p>
          </table:table-cell>
          <table:table-cell office:value-type="float" office:value="766">
            <text:p>7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5">
            <text:p>0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C</text:p>
          </table:table-cell>
          <table:table-cell office:value-type="float" office:value="33">
            <text:p>33</text:p>
          </table:table-cell>
          <table:table-cell office:value-type="string">
            <text:p>ARG</text:p>
          </table:table-cell>
          <table:table-cell office:value-type="string">
            <text:p>HIS</text:p>
          </table:table-cell>
          <table:table-cell office:value-type="float" office:value="767">
            <text:p>7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C</text:p>
          </table:table-cell>
          <table:table-cell office:value-type="float" office:value="27">
            <text:p>27</text:p>
          </table:table-cell>
          <table:table-cell office:value-type="string">
            <text:p>GLN</text:p>
          </table:table-cell>
          <table:table-cell office:value-type="string">
            <text:p>SER</text:p>
          </table:table-cell>
          <table:table-cell office:value-type="float" office:value="768">
            <text:p>7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2">
            <text:p>0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yy</text:p>
          </table:table-cell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  <table:table-cell office:value-type="float" office:value="769">
            <text:p>7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6">
            <text:p>-0.36</text:p>
          </table:table-cell>
          <table:table-cell office:value-type="string">
            <text:p>DDG</text:p>
          </table:table-cell>
        </table:table-row>
      </table:table>
      <table:table table:name="2nz9"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029">
            <text:p>102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770">
            <text:p>7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3">
            <text:p>-0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033">
            <text:p>103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771">
            <text:p>7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34">
            <text:p>2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91">
            <text:p>891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772">
            <text:p>7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7">
            <text:p>2.7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88">
            <text:p>88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773">
            <text:p>7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5">
            <text:p>-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924">
            <text:p>924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774">
            <text:p>7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34">
            <text:p>3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035">
            <text:p>1035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775">
            <text:p>7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7.42">
            <text:p>7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927">
            <text:p>927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776">
            <text:p>7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7">
            <text:p>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027">
            <text:p>1027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77">
            <text:p>7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1">
            <text:p>-0.0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74">
            <text:p>87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78">
            <text:p>7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4">
            <text:p>0.5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94">
            <text:p>894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79">
            <text:p>7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90">
            <text:p>890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780">
            <text:p>78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28">
            <text:p>2.2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89">
            <text:p>88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781">
            <text:p>7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16">
            <text:p>2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925">
            <text:p>92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782">
            <text:p>7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5">
            <text:p>-0.1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86">
            <text:p>886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783">
            <text:p>78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032">
            <text:p>1032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84">
            <text:p>7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9">
            <text:p>0.2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265">
            <text:p>1265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85">
            <text:p>78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9">
            <text:p>0.3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873">
            <text:p>87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786">
            <text:p>7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2">
            <text:p>-0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926">
            <text:p>926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787">
            <text:p>7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8">
            <text:p>-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2nz9</text:p>
          </table:table-cell>
          <table:table-cell office:value-type="string">
            <text:p>A</text:p>
          </table:table-cell>
          <table:table-cell office:value-type="float" office:value="1034">
            <text:p>1034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788">
            <text:p>7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37">
            <text:p>2.37</text:p>
          </table:table-cell>
          <table:table-cell office:value-type="string">
            <text:p>DDG</text:p>
          </table:table-cell>
        </table:table-row>
      </table:table>
      <table:table table:name="3bdy"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789">
            <text:p>7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790">
            <text:p>79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791">
            <text:p>7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792">
            <text:p>79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793">
            <text:p>79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794">
            <text:p>79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795">
            <text:p>79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796">
            <text:p>79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97">
            <text:p>79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9">
            <text:p>5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798">
            <text:p>79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799">
            <text:p>79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">
            <text:p>-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00">
            <text:p>80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5">
            <text:p>-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801">
            <text:p>80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02">
            <text:p>80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33">
            <text:p>33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03">
            <text:p>80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04">
            <text:p>80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">
            <text:p>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05">
            <text:p>80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06">
            <text:p>80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07">
            <text:p>80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08">
            <text:p>80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809">
            <text:p>80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810">
            <text:p>8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">
            <text:p>1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811">
            <text:p>81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">
            <text:p>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PRO</text:p>
          </table:table-cell>
          <table:table-cell office:value-type="float" office:value="812">
            <text:p>81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">
            <text:p>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13">
            <text:p>81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14">
            <text:p>8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15">
            <text:p>8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16">
            <text:p>81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17">
            <text:p>81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18">
            <text:p>8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819">
            <text:p>8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">
            <text:p>1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20">
            <text:p>8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">
            <text:p>1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21">
            <text:p>8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">
            <text:p>0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dy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22">
            <text:p>8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string">
            <text:p>DDG</text:p>
          </table:table-cell>
        </table:table-row>
      </table:table>
      <table:table table:name="3be1"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23">
            <text:p>8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">
            <text:p>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24">
            <text:p>8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">
            <text:p>-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825">
            <text:p>8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">
            <text:p>1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26">
            <text:p>8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27">
            <text:p>8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102">
            <text:p>102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28">
            <text:p>8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">
            <text:p>1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829">
            <text:p>8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830">
            <text:p>8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">
            <text:p>-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31">
            <text:p>8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58">
            <text:p>5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32">
            <text:p>8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">
            <text:p>2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33">
            <text:p>8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">
            <text:p>-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34">
            <text:p>8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98">
            <text:p>98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835">
            <text:p>8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">
            <text:p>1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104">
            <text:p>104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36">
            <text:p>8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2">
            <text:p>1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37">
            <text:p>8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4">
            <text:p>2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38">
            <text:p>8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">
            <text:p>-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39">
            <text:p>8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">
            <text:p>1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27">
            <text:p>2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40">
            <text:p>84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34">
            <text:p>3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41">
            <text:p>84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GLY</text:p>
          </table:table-cell>
          <table:table-cell office:value-type="float" office:value="842">
            <text:p>84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3">
            <text:p>-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843">
            <text:p>84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28">
            <text:p>28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844">
            <text:p>84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845">
            <text:p>84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PRO</text:p>
          </table:table-cell>
          <table:table-cell office:value-type="float" office:value="846">
            <text:p>84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47">
            <text:p>84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48">
            <text:p>84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33">
            <text:p>33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49">
            <text:p>84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2">
            <text:p>-0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850">
            <text:p>85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51">
            <text:p>8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">
            <text:p>-0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52">
            <text:p>8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853">
            <text:p>8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35">
            <text:p>3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54">
            <text:p>8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8">
            <text:p>-0.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56">
            <text:p>56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55">
            <text:p>8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">
            <text:p>0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e1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56">
            <text:p>8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string">
            <text:p>DDG</text:p>
          </table:table-cell>
        </table:table-row>
      </table:table>
      <table:table table:name="3bn9"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13">
            <text:p>21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57">
            <text:p>8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57">
            <text:p>0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5">
            <text:p>45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58">
            <text:p>8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2">
            <text:p>0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6">
            <text:p>46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59">
            <text:p>8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1">
            <text:p>0.3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90">
            <text:p>90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60">
            <text:p>8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62">
            <text:p>162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861">
            <text:p>8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7">
            <text:p>0.3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862">
            <text:p>86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5">
            <text:p>-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88">
            <text:p>88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863">
            <text:p>86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4">
            <text:p>0.6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PHE</text:p>
          </table:table-cell>
          <table:table-cell office:value-type="float" office:value="864">
            <text:p>86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7">
            <text:p>6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37">
            <text:p>137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865">
            <text:p>86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9">
            <text:p>0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5">
            <text:p>25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866">
            <text:p>86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4">
            <text:p>44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867">
            <text:p>86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4">
            <text:p>0.8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20">
            <text:p>220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868">
            <text:p>86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9">
            <text:p>0.7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46">
            <text:p>146</text:p>
          </table:table-cell>
          <table:table-cell office:value-type="string">
            <text:p>ALA</text:p>
          </table:table-cell>
          <table:table-cell office:value-type="string">
            <text:p>LEU</text:p>
          </table:table-cell>
          <table:table-cell office:value-type="float" office:value="869">
            <text:p>86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4">
            <text:p>0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89">
            <text:p>89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870">
            <text:p>87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7">
            <text:p>0.7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39">
            <text:p>139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871">
            <text:p>87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3">
            <text:p>0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67">
            <text:p>16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872">
            <text:p>87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3">
            <text:p>-0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68">
            <text:p>168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873">
            <text:p>87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1">
            <text:p>2.5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17">
            <text:p>217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874">
            <text:p>87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1">
            <text:p>0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2">
            <text:p>22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875">
            <text:p>87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42">
            <text:p>-0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218">
            <text:p>21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76">
            <text:p>87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9">
            <text:p>-0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47">
            <text:p>47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77">
            <text:p>87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5">
            <text:p>-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50">
            <text:p>5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78">
            <text:p>87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7">
            <text:p>-0.0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879">
            <text:p>87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16">
            <text:p>-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43">
            <text:p>143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80">
            <text:p>88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9">
            <text:p>0.2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881">
            <text:p>88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3">
            <text:p>1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140">
            <text:p>140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82">
            <text:p>88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9">
            <text:p>1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A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883">
            <text:p>88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2">
            <text:p>0.0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HIS</text:p>
          </table:table-cell>
          <table:table-cell office:value-type="string">
            <text:p>PRO</text:p>
          </table:table-cell>
          <table:table-cell office:value-type="float" office:value="884">
            <text:p>88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4">
            <text:p>104</text:p>
          </table:table-cell>
          <table:table-cell office:value-type="string">
            <text:p>VAL</text:p>
          </table:table-cell>
          <table:table-cell office:value-type="string">
            <text:p>GLN</text:p>
          </table:table-cell>
          <table:table-cell office:value-type="float" office:value="885">
            <text:p>88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GLY</text:p>
          </table:table-cell>
          <table:table-cell office:value-type="string">
            <text:p>SER</text:p>
          </table:table-cell>
          <table:table-cell office:value-type="float" office:value="886">
            <text:p>88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ASN</text:p>
          </table:table-cell>
          <table:table-cell office:value-type="string">
            <text:p>SER</text:p>
          </table:table-cell>
          <table:table-cell office:value-type="float" office:value="887">
            <text:p>88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6">
            <text:p>1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27">
            <text:p>27</text:p>
          </table:table-cell>
          <table:table-cell office:value-type="string">
            <text:p>ARG</text:p>
          </table:table-cell>
          <table:table-cell office:value-type="string">
            <text:p>THR</text:p>
          </table:table-cell>
          <table:table-cell office:value-type="float" office:value="888">
            <text:p>88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GLN</text:p>
          </table:table-cell>
          <table:table-cell office:value-type="string">
            <text:p>THR</text:p>
          </table:table-cell>
          <table:table-cell office:value-type="float" office:value="889">
            <text:p>88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ARG</text:p>
          </table:table-cell>
          <table:table-cell office:value-type="string">
            <text:p>THR</text:p>
          </table:table-cell>
          <table:table-cell office:value-type="float" office:value="890">
            <text:p>89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bn9</text:p>
          </table:table-cell>
          <table:table-cell office:value-type="string">
            <text:p>D</text:p>
          </table:table-cell>
          <table:table-cell office:value-type="float" office:value="102">
            <text:p>102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  <table:table-cell office:value-type="float" office:value="891">
            <text:p>89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41">
            <text:p>0.41</text:p>
          </table:table-cell>
          <table:table-cell office:value-type="string">
            <text:p>DDG</text:p>
          </table:table-cell>
        </table:table-row>
      </table:table>
      <table:table table:name="3hfm"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CYS</text:p>
          </table:table-cell>
          <table:table-cell office:value-type="float" office:value="892">
            <text:p>892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CYS</text:p>
          </table:table-cell>
          <table:table-cell office:value-type="float" office:value="893">
            <text:p>893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CYS</text:p>
          </table:table-cell>
          <table:table-cell office:value-type="float" office:value="894">
            <text:p>894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  <table:table-cell office:value-type="string">
            <text:p>CYS</text:p>
          </table:table-cell>
          <table:table-cell office:value-type="float" office:value="895">
            <text:p>895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  <table:table-cell office:value-type="string">
            <text:p>CYS</text:p>
          </table:table-cell>
          <table:table-cell office:value-type="float" office:value="896">
            <text:p>896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  <table:table-cell office:value-type="string">
            <text:p>CYS</text:p>
          </table:table-cell>
          <table:table-cell office:value-type="float" office:value="897">
            <text:p>897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18">
            <text:p>6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98">
            <text:p>898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6">
            <text:p>4.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899">
            <text:p>899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MET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2">
            <text:p>1.1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  <table:table-cell office:value-type="float" office:value="900">
            <text:p>900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89">
            <text:p>4.8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  <table:table-cell office:value-type="float" office:value="901">
            <text:p>901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MET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">
            <text:p>0.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2">
            <text:p>902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3">
            <text:p>903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83">
            <text:p>6.8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4">
            <text:p>904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5">
            <text:p>905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906">
            <text:p>906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907">
            <text:p>907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8">
            <text:p>908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9">
            <text:p>909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10">
            <text:p>910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42">
            <text:p>6.4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11">
            <text:p>911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12">
            <text:p>912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13">
            <text:p>913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14">
            <text:p>914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33">
            <text:p>4.3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15">
            <text:p>915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18">
            <text:p>6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16">
            <text:p>916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76">
            <text:p>5.7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17">
            <text:p>917</text:p>
          </table:table-cell>
        </table:table-row>
        <table:table-row>
          <table:table-cell office:value-type="string">
            <text:p/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9">
            <text:p>4.1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ALA</text:p>
          </table:table-cell>
          <table:table-cell office:value-type="string">
            <text:p>CYS</text:p>
          </table:table-cell>
          <table:table-cell office:value-type="float" office:value="918">
            <text:p>9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52">
            <text:p>5.5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94">
            <text:p>94</text:p>
          </table:table-cell>
          <table:table-cell office:value-type="string">
            <text:p>PHE</text:p>
          </table:table-cell>
          <table:table-cell office:value-type="string">
            <text:p>CYS</text:p>
          </table:table-cell>
          <table:table-cell office:value-type="float" office:value="919">
            <text:p>9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3.25">
            <text:p>3.2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920">
            <text:p>9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">
            <text:p>1.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ASN</text:p>
          </table:table-cell>
          <table:table-cell office:value-type="string">
            <text:p>ASP</text:p>
          </table:table-cell>
          <table:table-cell office:value-type="float" office:value="921">
            <text:p>9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7">
            <text:p>0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922">
            <text:p>9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7">
            <text:p>0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23">
            <text:p>9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">
            <text:p>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H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24">
            <text:p>9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8">
            <text:p>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925">
            <text:p>9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22">
            <text:p>5.2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ASP</text:p>
          </table:table-cell>
          <table:table-cell office:value-type="string">
            <text:p>ASN</text:p>
          </table:table-cell>
          <table:table-cell office:value-type="float" office:value="926">
            <text:p>9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34">
            <text:p>1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0">
            <text:p>30</text:p>
          </table:table-cell>
          <table:table-cell office:value-type="string">
            <text:p>GLU</text:p>
          </table:table-cell>
          <table:table-cell office:value-type="string">
            <text:p>ASN</text:p>
          </table:table-cell>
          <table:table-cell office:value-type="float" office:value="927">
            <text:p>9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67">
            <text:p>5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928">
            <text:p>9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5.11">
            <text:p>5.1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52">
            <text:p>52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929">
            <text:p>92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5">
            <text:p>0.9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30">
            <text:p>93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57">
            <text:p>4.5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31">
            <text:p>93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36">
            <text:p>2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49">
            <text:p>49</text:p>
          </table:table-cell>
          <table:table-cell office:value-type="string">
            <text:p>LEU</text:p>
          </table:table-cell>
          <table:table-cell office:value-type="string">
            <text:p>TYR</text:p>
          </table:table-cell>
          <table:table-cell office:value-type="float" office:value="932">
            <text:p>93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4">
            <text:p>4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33">
            <text:p>93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1">
            <text:p>2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L</text:p>
          </table:table-cell>
          <table:table-cell office:value-type="float" office:value="95">
            <text:p>95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934">
            <text:p>93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">
            <text:p>1.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5">
            <text:p>95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935">
            <text:p>93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83">
            <text:p>6.8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936">
            <text:p>93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6.18">
            <text:p>6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96">
            <text:p>96</text:p>
          </table:table-cell>
          <table:table-cell office:value-type="string">
            <text:p>MET</text:p>
          </table:table-cell>
          <table:table-cell office:value-type="string">
            <text:p>LYS</text:p>
          </table:table-cell>
          <table:table-cell office:value-type="float" office:value="937">
            <text:p>93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9">
            <text:p>1.0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20">
            <text:p>20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938">
            <text:p>93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3">
            <text:p>1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hfm</text:p>
          </table:table-cell>
          <table:table-cell office:value-type="string">
            <text:p>Y</text:p>
          </table:table-cell>
          <table:table-cell office:value-type="float" office:value="19">
            <text:p>1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39">
            <text:p>93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87">
            <text:p>4.87</text:p>
          </table:table-cell>
          <table:table-cell office:value-type="string">
            <text:p>DDG</text:p>
          </table:table-cell>
        </table:table-row>
      </table:table>
      <table:table table:name="3ngb"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  <table:table-cell office:value-type="float" office:value="947">
            <text:p>947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31">
            <text:p>31</text:p>
          </table:table-cell>
          <table:table-cell office:value-type="string">
            <text:p>SER</text:p>
          </table:table-cell>
          <table:table-cell office:value-type="string">
            <text:p>CYS</text:p>
          </table:table-cell>
          <table:table-cell office:value-type="float" office:value="948">
            <text:p>948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CY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6">
            <text:p>0.2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  <table:table-cell office:value-type="float" office:value="949">
            <text:p>949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1">
            <text:p>61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4">
            <text:p>74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/>
          </table:table-cell>
          <table:table-cell office:value-type="string">
            <text:p>L</text:p>
          </table:table-cell>
          <table:table-cell office:value-type="float" office:value="25">
            <text:p>25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87">
            <text:p>0.8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YR</text:p>
          </table:table-cell>
          <table:table-cell office:value-type="string">
            <text:p>THR</text:p>
          </table:table-cell>
          <table:table-cell office:value-type="float" office:value="950">
            <text:p>950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5">
            <text:p>55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</text:p>
          </table:table-cell>
          <table:table-cell office:value-type="float" office:value="74">
            <text:p>74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91">
            <text:p>1.9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6">
            <text:p>56</text:p>
          </table:table-cell>
          <table:table-cell office:value-type="string">
            <text:p>GLY</text:p>
          </table:table-cell>
          <table:table-cell office:value-type="string">
            <text:p>ALA</text:p>
          </table:table-cell>
          <table:table-cell office:value-type="float" office:value="951">
            <text:p>95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-0.06">
            <text:p>-0.0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4">
            <text:p>54</text:p>
          </table:table-cell>
          <table:table-cell office:value-type="string">
            <text:p>SER</text:p>
          </table:table-cell>
          <table:table-cell office:value-type="string">
            <text:p>GLY</text:p>
          </table:table-cell>
          <table:table-cell office:value-type="float" office:value="952">
            <text:p>95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73">
            <text:p>0.7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29">
            <text:p>29</text:p>
          </table:table-cell>
          <table:table-cell office:value-type="string">
            <text:p>THR</text:p>
          </table:table-cell>
          <table:table-cell office:value-type="string">
            <text:p>ILE</text:p>
          </table:table-cell>
          <table:table-cell office:value-type="float" office:value="953">
            <text:p>95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8">
            <text:p>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1">
            <text:p>51</text:p>
          </table:table-cell>
          <table:table-cell office:value-type="string">
            <text:p>ASN</text:p>
          </table:table-cell>
          <table:table-cell office:value-type="string">
            <text:p>LYS</text:p>
          </table:table-cell>
          <table:table-cell office:value-type="float" office:value="954">
            <text:p>95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8">
            <text:p>0.1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62">
            <text:p>62</text:p>
          </table:table-cell>
          <table:table-cell office:value-type="string">
            <text:p>LYS</text:p>
          </table:table-cell>
          <table:table-cell office:value-type="string">
            <text:p>PRO</text:p>
          </table:table-cell>
          <table:table-cell office:value-type="float" office:value="955">
            <text:p>95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23">
            <text:p>0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3">
            <text:p>53</text:p>
          </table:table-cell>
          <table:table-cell office:value-type="string">
            <text:p>ASN</text:p>
          </table:table-cell>
          <table:table-cell office:value-type="string">
            <text:p>ARG</text:p>
          </table:table-cell>
          <table:table-cell office:value-type="float" office:value="956">
            <text:p>95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5">
            <text:p>0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61">
            <text:p>61</text:p>
          </table:table-cell>
          <table:table-cell office:value-type="string">
            <text:p>GLN</text:p>
          </table:table-cell>
          <table:table-cell office:value-type="string">
            <text:p>ARG</text:p>
          </table:table-cell>
          <table:table-cell office:value-type="float" office:value="957">
            <text:p>95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">
            <text:p>0.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32">
            <text:p>32</text:p>
          </table:table-cell>
          <table:table-cell office:value-type="string">
            <text:p>TYR</text:p>
          </table:table-cell>
          <table:table-cell office:value-type="string">
            <text:p>THR</text:p>
          </table:table-cell>
          <table:table-cell office:value-type="float" office:value="958">
            <text:p>95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08">
            <text:p>0.0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57">
            <text:p>57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959">
            <text:p>95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4">
            <text:p>0.1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73">
            <text:p>73</text:p>
          </table:table-cell>
          <table:table-cell office:value-type="string">
            <text:p>THR</text:p>
          </table:table-cell>
          <table:table-cell office:value-type="string">
            <text:p>VAL</text:p>
          </table:table-cell>
          <table:table-cell office:value-type="float" office:value="960">
            <text:p>96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16">
            <text:p>0.1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3ngb</text:p>
          </table:table-cell>
          <table:table-cell office:value-type="string">
            <text:p>H</text:p>
          </table:table-cell>
          <table:table-cell office:value-type="float" office:value="74">
            <text:p>74</text:p>
          </table:table-cell>
          <table:table-cell office:value-type="string">
            <text:p>SER</text:p>
          </table:table-cell>
          <table:table-cell office:value-type="string">
            <text:p>TYR</text:p>
          </table:table-cell>
          <table:table-cell office:value-type="float" office:value="961">
            <text:p>96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3">
            <text:p>0.33</text:p>
          </table:table-cell>
          <table:table-cell office:value-type="string">
            <text:p>DDG</text:p>
          </table:table-cell>
        </table:table-row>
      </table:table>
      <table:table table:name="1dvf"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0">
            <text:p>90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7">
            <text:p>4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1">
            <text:p>91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65">
            <text:p>2.6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92">
            <text:p>92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5">
            <text:p>2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93">
            <text:p>93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36">
            <text:p>4.36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94">
            <text:p>94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9">
            <text:p>4.1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95">
            <text:p>95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96">
            <text:p>96</text:p>
          </table:table-cell>
        </table:table-row>
        <table:table-row>
          <table:table-cell office:value-type="string">
            <text:p/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54">
            <text:p>4.5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97">
            <text:p>97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48">
            <text:p>1.4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98">
            <text:p>98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68">
            <text:p>4.6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99">
            <text:p>99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55">
            <text:p>2.5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32">
            <text:p>2.3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01">
            <text:p>101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5">
            <text:p>1.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02">
            <text:p>102</text:p>
          </table:table-cell>
        </table:table-row>
        <table:table-row>
          <table:table-cell office:value-type="string">
            <text:p/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2">
            <text:p>4.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103">
            <text:p>10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7">
            <text:p>1.6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92">
            <text:p>92</text:p>
          </table:table-cell>
          <table:table-cell office:value-type="string">
            <text:p>ALA</text:p>
          </table:table-cell>
          <table:table-cell office:value-type="string">
            <text:p>SER</text:p>
          </table:table-cell>
          <table:table-cell office:value-type="float" office:value="104">
            <text:p>10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7">
            <text:p>1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91">
            <text:p>9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05">
            <text:p>10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34">
            <text:p>0.3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06">
            <text:p>10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5">
            <text:p>2.0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07">
            <text:p>10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4">
            <text:p>1.6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08">
            <text:p>10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5">
            <text:p>1.7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A</text:p>
          </table:table-cell>
          <table:table-cell office:value-type="float" office:value="49">
            <text:p>49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09">
            <text:p>10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69">
            <text:p>0.6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9">
            <text:p>99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10">
            <text:p>11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82">
            <text:p>2.8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3">
            <text:p>53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11">
            <text:p>11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32">
            <text:p>4.3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7">
            <text:p>57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12">
            <text:p>11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2">
            <text:p>1.6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7">
            <text:p>97</text:p>
          </table:table-cell>
          <table:table-cell office:value-type="string">
            <text:p>ALA</text:p>
          </table:table-cell>
          <table:table-cell office:value-type="string">
            <text:p>GLU</text:p>
          </table:table-cell>
          <table:table-cell office:value-type="float" office:value="113">
            <text:p>11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23">
            <text:p>4.2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5">
            <text:p>55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14">
            <text:p>11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17">
            <text:p>1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98">
            <text:p>98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115">
            <text:p>11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9">
            <text:p>1.89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THR</text:p>
          </table:table-cell>
          <table:table-cell office:value-type="float" office:value="116">
            <text:p>11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0.92">
            <text:p>0.92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TRP</text:p>
          </table:table-cell>
          <table:table-cell office:value-type="float" office:value="117">
            <text:p>11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7">
            <text:p>4.1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100">
            <text:p>100</text:p>
          </table:table-cell>
          <table:table-cell office:value-type="string">
            <text:p>PHE</text:p>
          </table:table-cell>
          <table:table-cell office:value-type="string">
            <text:p>TYR</text:p>
          </table:table-cell>
          <table:table-cell office:value-type="float" office:value="118">
            <text:p>11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03">
            <text:p>2.0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19">
            <text:p>119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5">
            <text:p>1.85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C</text:p>
          </table:table-cell>
          <table:table-cell office:value-type="float" office:value="48">
            <text:p>48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20">
            <text:p>120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8">
            <text:p>1.8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1">
            <text:p>51</text:p>
          </table:table-cell>
          <table:table-cell office:value-type="string">
            <text:p>ALA</text:p>
          </table:table-cell>
          <table:table-cell office:value-type="string">
            <text:p>ASP</text:p>
          </table:table-cell>
          <table:table-cell office:value-type="float" office:value="121">
            <text:p>121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7">
            <text:p>1.7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32">
            <text:p>32</text:p>
          </table:table-cell>
          <table:table-cell office:value-type="string">
            <text:p>ALA</text:p>
          </table:table-cell>
          <table:table-cell office:value-type="string">
            <text:p>HIS</text:p>
          </table:table-cell>
          <table:table-cell office:value-type="float" office:value="122">
            <text:p>122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8">
            <text:p>1.8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0">
            <text:p>100</text:p>
          </table:table-cell>
          <table:table-cell office:value-type="string">
            <text:p>ALA</text:p>
          </table:table-cell>
          <table:table-cell office:value-type="string">
            <text:p>ILE</text:p>
          </table:table-cell>
          <table:table-cell office:value-type="float" office:value="123">
            <text:p>123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2.71">
            <text:p>2.7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29">
            <text:p>29</text:p>
          </table:table-cell>
          <table:table-cell office:value-type="string">
            <text:p>ALA</text:p>
          </table:table-cell>
          <table:table-cell office:value-type="string">
            <text:p>LYS</text:p>
          </table:table-cell>
          <table:table-cell office:value-type="float" office:value="124">
            <text:p>124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01">
            <text:p>1.01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54">
            <text:p>54</text:p>
          </table:table-cell>
          <table:table-cell office:value-type="string">
            <text:p>ALA</text:p>
          </table:table-cell>
          <table:table-cell office:value-type="string">
            <text:p>ASN</text:p>
          </table:table-cell>
          <table:table-cell office:value-type="float" office:value="125">
            <text:p>125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88">
            <text:p>1.88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3">
            <text:p>103</text:p>
          </table:table-cell>
          <table:table-cell office:value-type="string">
            <text:p>ALA</text:p>
          </table:table-cell>
          <table:table-cell office:value-type="string">
            <text:p>GLN</text:p>
          </table:table-cell>
          <table:table-cell office:value-type="float" office:value="126">
            <text:p>126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1.64">
            <text:p>1.64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5">
            <text:p>105</text:p>
          </table:table-cell>
          <table:table-cell office:value-type="string">
            <text:p>ALA</text:p>
          </table:table-cell>
          <table:table-cell office:value-type="string">
            <text:p>ARG</text:p>
          </table:table-cell>
          <table:table-cell office:value-type="float" office:value="127">
            <text:p>127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13">
            <text:p>4.13</text:p>
          </table:table-cell>
          <table:table-cell office:value-type="string">
            <text:p>DDG</text:p>
          </table:table-cell>
        </table:table-row>
        <table:table-row>
          <table:table-cell office:value-type="string">
            <text:p>1dvf</text:p>
          </table:table-cell>
          <table:table-cell office:value-type="string">
            <text:p>D</text:p>
          </table:table-cell>
          <table:table-cell office:value-type="float" office:value="101">
            <text:p>101</text:p>
          </table:table-cell>
          <table:table-cell office:value-type="string">
            <text:p>ALA</text:p>
          </table:table-cell>
          <table:table-cell office:value-type="string">
            <text:p>TYR</text:p>
          </table:table-cell>
          <table:table-cell office:value-type="float" office:value="128">
            <text:p>128</text:p>
          </table:table-cell>
        </table:table-row>
        <table:table-row>
          <table:table-cell office:value-type="string">
            <text:p>affinities</text:p>
          </table:table-cell>
          <table:table-cell office:value-type="float" office:value="0">
            <text:p/>
          </table:table-cell>
          <table:table-cell office:value-type="float" office:value="4.79">
            <text:p>4.79</text:p>
          </table:table-cell>
          <table:table-cell office:value-type="string">
            <text:p>DDG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